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7.964cm" style:use-optimal-column-width="false"/>
    </style:style>
    <style:style style:name="co2" style:family="table-column">
      <style:table-column-properties style:column-width="5.132cm" style:use-optimal-column-width="false"/>
    </style:style>
    <style:style style:name="co3" style:family="table-column">
      <style:table-column-properties style:column-width="6.548cm" style:use-optimal-column-width="false"/>
    </style:style>
    <style:style style:name="co4" style:family="table-column">
      <style:table-column-properties style:column-width="5.521cm" style:use-optimal-column-width="false"/>
    </style:style>
    <style:style style:name="ro1" style:family="table-row">
      <style:table-row-properties style:row-height="1.89cm"/>
    </style:style>
    <style:style style:name="ro2" style:family="table-row">
      <style:table-row-properties style:row-height="2.688cm"/>
    </style:style>
    <style:style style:name="ro3" style:family="table-row">
      <style:table-row-properties style:row-height="1.091cm"/>
    </style:style>
    <style:style style:name="ro4" style:family="table-row">
      <style:table-row-properties style:row-height="2.697cm"/>
    </style:style>
    <style:style style:name="ce1" style:family="table-cell">
      <style:graphic-properties style:repeat="repeat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manageme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list text:style-name="L1">
              <text:list-item>
                <text:p><text:span text:style-name="T1">Initiierung</text:span></text:p>
              </text:list-item>
              <text:list-item>
                <text:p><text:span text:style-name="T1">Planung</text:span></text:p>
              </text:list-item>
              <text:list-item>
                <text:p><text:span text:style-name="T1">Ausführung</text:span></text:p>
              </text:list-item>
              <text:list-item>
                <text:p><text:span text:style-name="T1">Überwachung</text:span></text:p>
              </text:list-item>
              <text:list-item>
                <text:p><text:span text:style-name="T1">Abschlu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Initiierung</text:p>
              </text:list-item>
            </text:list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1">Lasten- und Pflichtenheft</text:span></text:p>
              </text:list-item>
              <text:list-item>
                <text:p text:style-name="P2"><text:span text:style-name="T1">Zeitaufwand</text:span></text:p>
              </text:list-item>
              <text:list-item>
                <text:p text:style-name="P2"><text:span text:style-name="T1">Terminziele (Meilensteine und Deadlines)</text:span></text:p>
              </text:list-item>
              <text:list-item>
                <text:p text:style-name="P2"><text:span text:style-name="T1">Kosten</text:span></text:p>
              </text:list-item>
              <text:list-item>
                <text:p text:style-name="P2"><text:span text:style-name="T1">Unternehmerisches Risik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Wichtige zu klärende Fragen</text:p>
              </text:list-item>
            </text:list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1">Ascendancy (Vorherrschaft, Einfluss, Übergewicht)</text:span></text:p>
              </text:list-item>
              <text:list-item>
                <text:p text:style-name="P2"><text:span text:style-name="T1">Genre: Fantasy</text:span></text:p>
              </text:list-item>
              <text:list-item>
                <text:p text:style-name="P2"><text:span text:style-name="T1">Logo fehlt no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2" draw:text-style-name="P5" draw:layer="layout" svg:width="10.632cm" svg:height="5.799cm" svg:x="8.824cm" svg:y="4.14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Organigramm</text:p>
          </draw:text-box>
        </draw:frame>
        <draw:custom-shape draw:style-name="gr3" draw:text-style-name="P5" xml:id="id1" draw:id="id1" draw:layer="layout" svg:width="7.5cm" svg:height="5cm" svg:x="1.438cm" svg:y="12.027cm">
          <text:p text:style-name="P5">Chris Arnold</text:p>
          <text:p text:style-name="P5">Client Architektur /</text:p>
          <text:p text:style-name="P5">GUI / </text:p>
          <text:p text:style-name="P5">Game Design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7.5cm" svg:height="5cm" svg:x="10.336cm" svg:y="12.027cm">
          <text:p text:style-name="P5">Thomas Volkmann</text:p>
          <text:p text:style-name="P5">Logik /</text:p>
          <text:p text:style-name="P5">Client-Server</text:p>
          <text:p text:style-name="P5">Kommunikation /</text:p>
          <text:p text:style-name="P5">Game Design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10.191cm" svg:height="5.339cm" svg:x="9.004cm" svg:y="4.347cm">
          <text:p text:style-name="P5">Bernd Schmidt</text:p>
          <text:p text:style-name="P5">Projektleitung /</text:p>
          <text:p text:style-name="P5">Server Architekture /</text:p>
          <text:p text:style-name="P5">Quality Management /</text:p>
          <text:p text:style-name="P5">Game Desig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.188cm" svg:y1="12.027cm" svg:x2="14.099cm" svg:y2="9.686cm" draw:start-shape="id1" draw:start-glue-point="0" draw:end-shape="id2" svg:d="M5188 12027v-1171h8911v-1170" svg:viewBox="0 0 8912 2342">
          <text:p/>
        </draw:connector>
        <draw:connector draw:style-name="gr5" draw:text-style-name="P5" draw:layer="layout" svg:x1="14.099cm" svg:y1="9.686cm" svg:x2="14.086cm" svg:y2="12.027cm" draw:start-shape="id2" draw:start-glue-point="2" draw:end-shape="id3" draw:end-glue-point="0" svg:d="M14099 9686v1170h-13v1171" svg:viewBox="0 0 14 2342">
          <text:p/>
        </draw:connector>
        <draw:custom-shape draw:style-name="gr6" draw:text-style-name="P5" xml:id="id4" draw:id="id4" draw:layer="layout" svg:width="7.5cm" svg:height="5cm" svg:x="19.336cm" svg:y="12.027cm">
          <text:p text:style-name="P5">Norman Simanowski</text:p>
          <text:p text:style-name="P5">Style /</text:p>
          <text:p text:style-name="P5">World Design / </text:p>
          <text:p text:style-name="P5">Game Design /</text:p>
          <text:p text:style-name="P5">Grafik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4.099cm" svg:y1="9.686cm" svg:x2="23.086cm" svg:y2="12.027cm" draw:start-shape="id2" draw:start-glue-point="2" draw:end-shape="id4" svg:d="M14099 9686v1170h8987v1171" svg:viewBox="0 0 8988 2342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Nichts vs Xamarin vs Unity3D</text:p>
              </text:list-item>
            </text:list>
          </draw:text-box>
        </draw:frame>
        <draw:frame presentation:style-name="pr2" draw:text-style-name="P3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5.164cm" svg:height="14.327cm" svg:x="1.4cm" svg:y="4.9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Selbst programmieren</text:p>
              </table:table-cell>
              <table:table-cell>
                <text:p>Xamarin</text:p>
              </table:table-cell>
              <table:table-cell>
                <text:p>Unity3D</text:p>
              </table:table-cell>
            </table:table-row>
            <table:table-row table:style-name="ro2" table:default-cell-style-name="ce1">
              <table:table-cell>
                <text:p>Programmiersprache</text:p>
              </table:table-cell>
              <table:table-cell>
                <text:p>Java, C#, Objetive C / Swift</text:p>
              </table:table-cell>
              <table:table-cell>
                <text:p>C#</text:p>
              </table:table-cell>
              <table:table-cell>
                <text:p>C#, JavaScript, Boo</text:p>
              </table:table-cell>
            </table:table-row>
            <table:table-row table:style-name="ro3" table:default-cell-style-name="ce1">
              <table:table-cell/>
              <table:table-cell>
                <text:p>-</text:p>
              </table:table-cell>
              <table:table-cell>
                <text:p>Framework</text:p>
              </table:table-cell>
              <table:table-cell>
                <text:p>3D-Framework</text:p>
              </table:table-cell>
            </table:table-row>
            <table:table-row table:style-name="ro3" table:default-cell-style-name="ce1">
              <table:table-cell>
                <text:p>Akkulaufzeit</text:p>
              </table:table-cell>
              <table:table-cell>
                <text:p>Hoch</text:p>
              </table:table-cell>
              <table:table-cell>
                <text:p>Hoch</text:p>
              </table:table-cell>
              <table:table-cell>
                <text:p>Gering</text:p>
              </table:table-cell>
            </table:table-row>
            <table:table-row table:style-name="ro3" table:default-cell-style-name="ce1">
              <table:table-cell>
                <text:p>Speicherauslastung</text:p>
              </table:table-cell>
              <table:table-cell>
                <text:p>Gering</text:p>
              </table:table-cell>
              <table:table-cell>
                <text:p>Gering-Mittel</text:p>
              </table:table-cell>
              <table:table-cell>
                <text:p>Mittel-Hoch</text:p>
              </table:table-cell>
            </table:table-row>
            <table:table-row table:style-name="ro1" table:default-cell-style-name="ce1">
              <table:table-cell>
                <text:p>Code Reuse (andere Plattformen)</text:p>
              </table:table-cell>
              <table:table-cell>
                <text:p>Gering</text:p>
              </table:table-cell>
              <table:table-cell>
                <text:p>Hoch</text:p>
              </table:table-cell>
              <table:table-cell>
                <text:p>Sehr Hoch</text:p>
              </table:table-cell>
            </table:table-row>
            <table:table-row table:style-name="ro1" table:default-cell-style-name="ce1">
              <table:table-cell>
                <text:p>Code Reuse (Client, Server)</text:p>
              </table:table-cell>
              <table:table-cell>
                <text:p>Hoch</text:p>
              </table:table-cell>
              <table:table-cell>
                <text:p>Mittel-Hoch</text:p>
              </table:table-cell>
              <table:table-cell>
                <text:p>Gering (an Unity gebunden)</text:p>
              </table:table-cell>
            </table:table-row>
            <table:table-row table:style-name="ro4" table:default-cell-style-name="ce1">
              <table:table-cell>
                <text:p>Unterstützte Plattformen</text:p>
              </table:table-cell>
              <table:table-cell>
                <text:p>IOS oder Android oder Windows Phone</text:p>
              </table:table-cell>
              <table:table-cell>
                <text:p>IOS, Android, <text:span text:style-name="T2">Windows Phone</text:span></text:p>
              </table:table-cell>
              <table:table-cell>
                <text:p>IOS, Android, Windows Phon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Xamarin</text:p>
              </text:list-item>
            </text:list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Multiplattformsupport</text:p>
              </text:list-item>
              <text:list-item>
                <text:p text:style-name="P2">Kein 3D nötig</text:p>
              </text:list-item>
              <text:list-item>
                <text:p text:style-name="P2">Keine Physik-Engine nötig</text:p>
              </text:list-item>
              <text:list-item>
                <text:p text:style-name="P2">Sparsam (im Gegensatz zu Unity3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Ziele des Prototyp</text:p>
              </text:list-item>
            </text:list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3">Bereitstellen der Grundfunktionalität</text:span></text:p>
                <text:list>
                  <text:list-item>
                    <text:p text:style-name="P2"><text:span text:style-name="T3">Anzeigen der Welt und Objekte auf dieser</text:span></text:p>
                  </text:list-item>
                  <text:list-item>
                    <text:p text:style-name="P2"><text:span text:style-name="T3">Bewegen und Erstellen von Einheiten</text:span></text:p>
                  </text:list-item>
                  <text:list-item>
                    <text:p text:style-name="P2"><text:span text:style-name="T3">Minimale Grafik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3">Austesten verschiedener Parameter</text:span></text:p>
                <text:list>
                  <text:list-item>
                    <text:p text:style-name="P2"><text:span text:style-name="T3">Zellgröße</text:span></text:p>
                  </text:list-item>
                  <text:list-item>
                    <text:p text:style-name="P2"><text:span text:style-name="T3">Rohstoff-Balancing</text:span></text:p>
                  </text:list-item>
                  <text:list-item>
                    <text:p text:style-name="P2"><text:span text:style-name="T3">Serverauslast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Modifiziertes Spiralmodell</text:p>
              </text:list-header>
            </text:list>
          </draw:text-box>
        </draw:frame>
        <draw:frame presentation:style-name="pr2" draw:text-style-name="P3" draw:layer="layout" svg:width="25.199cm" svg:height="12.281cm" svg:x="1.4cm" svg:y="4.863cm" presentation:class="subtitle" presentation:user-transformed="true">
          <draw:text-box>
            <text:list text:style-name="L1">
              <text:list-item>
                <text:p text:style-name="P2"><text:span text:style-name="T1">Festlegung von Zielen, Identifikation von Alternativen und Beschreibung von Rahmenbedingungen</text:span></text:p>
              </text:list-item>
              <text:list-item>
                <text:p text:style-name="P2"><text:span text:style-name="T1">Evaluierung der Alternativen und das Erkennen, Abschätzen und Reduzieren von Risiken, z. B. durch Analysen, Simulationen oder Prototyping</text:span></text:p>
              </text:list-item>
              <text:list-item>
                <text:p text:style-name="P2"><text:span text:style-name="T1">Planung des nächsten Zyklus der Projektfortsetzung.</text:span></text:p>
                <text:list>
                  <text:list-item>
                    <text:p text:style-name="P2"><text:span text:style-name="T1">UML</text:span></text:p>
                  </text:list-item>
                  <text:list-item>
                    <text:p text:style-name="P2"><text:span text:style-name="T1">Beschreibung / Dokumentation</text:span></text:p>
                  </text:list-item>
                </text:list>
              </text:list-item>
              <text:list-item>
                <text:p text:style-name="P2"><text:span text:style-name="T1">Realisierung</text:span></text:p>
              </text:list-item>
              <text:list-item>
                <text:p text:style-name="P2"><text:span text:style-name="T1">Überprüfung des Zwischenproduk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onzept</text:p>
          </draw:text-box>
        </draw:frame>
        <draw:frame presentation:style-name="pr2" draw:text-style-name="P6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08:59:06.315224754</meta:creation-date>
    <dc:date>2015-03-25T12:47:29.141963068</dc:date>
    <meta:editing-duration>PT3H56M33S</meta:editing-duration>
    <meta:editing-cycles>117</meta:editing-cycles>
    <meta:generator>LibreOffice/4.2.7.2$Linux_X86_64 LibreOffice_project/420m0$Build-2</meta:generator>
    <meta:document-statistic meta:object-count="65"/>
  </office:meta>
</office:document-meta>
</file>